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opacity="100%" draw:opacity-name="" draw:textarea-horizontal-align="justify" draw:textarea-vertical-align="middle" draw:auto-grow-height="false" fo:min-height="1.07cm" fo:min-width="0.82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gradient" draw:fill-color="#b2b2b2" draw:fill-gradient-name="Gradient_20_15" draw:textarea-horizontal-align="justify" draw:textarea-vertical-align="middle" draw:auto-grow-height="false" fo:min-height="0.89cm" fo:min-width="0.6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675cm"/>
    </style:style>
    <style:style style:name="gr4" style:family="graphic" style:parent-style-name="standard">
      <style:graphic-properties draw:stroke="none" svg:stroke-color="#000000" draw:fill="none" draw:fill-color="#ffffff" fo:min-height="1.475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gradient" draw:fill-gradient-name="Gradient_20_10" draw:opacity="100%" draw:opacity-name="" draw:textarea-horizontal-align="justify" draw:textarea-vertical-align="middle" draw:auto-grow-height="false" fo:min-height="1.07cm" fo:min-width="7.7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="gradient" draw:fill-color="#b2b2b2" draw:fill-gradient-name="Gradient_20_15" draw:textarea-horizontal-align="justify" draw:textarea-vertical-align="middle" draw:auto-grow-height="false" fo:min-height="0.89cm" fo:min-width="7.5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gradient" draw:fill-gradient-name="Gradient_20_20" draw:textarea-horizontal-align="justify" draw:textarea-vertical-align="middle" draw:auto-grow-height="false" fo:min-height="5.974cm" fo:min-width="4.16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ffff" draw:marker-start-width="0.252cm" draw:marker-end-width="0.252cm" draw:fill="gradient" draw:fill-gradient-name="Gradient_20_22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gradient" draw:fill-gradient-name="Gradient_20_10" draw:opacity="100%"/>
      <style:paragraph-properties fo:text-align="center"/>
    </style:style>
    <style:style style:name="P2" style:family="paragraph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gradient" draw:fill-color="#b2b2b2" draw:fill-gradient-name="Gradient_20_15"/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7" style:family="paragraph">
      <loext:graphic-properties draw:fill="gradient" draw:fill-color="#b2b2b2" draw:fill-gradient-name="Gradient_20_15"/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8" style:family="paragraph">
      <style:paragraph-properties fo:text-align="end"/>
      <style:text-properties fo:font-size="16pt"/>
    </style:style>
    <style:style style:name="P9" style:family="paragraph">
      <loext:graphic-properties draw:fill="none" draw:fill-color="#ffffff"/>
      <style:paragraph-properties fo:text-align="end"/>
      <style:text-properties fo:font-size="16pt"/>
    </style:style>
    <style:style style:name="P10" style:family="paragraph">
      <loext:graphic-properties draw:fill="gradient" draw:fill-gradient-name="Gradient_20_20"/>
      <style:paragraph-properties fo:text-align="center"/>
    </style:style>
    <style:style style:name="P11" style:family="paragraph">
      <loext:graphic-properties draw:fill="gradient" draw:fill-gradient-name="Gradient_20_22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1.5cm" svg:height="1.5cm" svg:x="3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3.1cm" svg:y="4cm">
              <text:p text:style-name="P2"><text:span text:style-name="T1">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5cm" svg:height="1.5cm" svg:x="1.6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1.7cm" svg:y="5.6cm">
              <text:p text:style-name="P2"><text:span text:style-name="T1">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5cm" svg:height="1.5cm" svg:x="3.2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3.3cm" svg:y="5.6cm">
              <text:p text:style-name="P2"><text:span text:style-name="T1">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5cm" svg:height="1.5cm" svg:x="4.8cm" svg:y="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4.9cm" svg:y="5.6cm">
              <text:p text:style-name="P2"><text:span text:style-name="T1">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5cm" svg:height="1.5cm" svg:x="1.4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1.5cm" svg:y="4cm">
              <text:p text:style-name="P2"><text:span text:style-name="T1">Q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" draw:text-style-name="P1" draw:layer="layout" svg:width="1.5cm" svg:height="1.5cm" svg:x="4.6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draw:layer="layout" svg:width="1.3cm" svg:height="1.3cm" svg:x="4.7cm" svg:y="4cm">
              <text:p text:style-name="P2"><text:span text:style-name="T1">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5" draw:layer="layout" svg:width="10.1cm" svg:height="0.925cm" svg:x="7.6cm" svg:y="1.2cm">
            <draw:text-box>
              <text:p text:style-name="P4">Toggle <text:span text:style-name="T2">Zoom</text:span> All / Zoom 1:1</text:p>
            </draw:text-box>
          </draw:frame>
          <draw:frame draw:style-name="gr3" draw:text-style-name="P5" draw:layer="layout" svg:width="10.1cm" svg:height="1.505cm" svg:x="7.6cm" svg:y="2.3cm">
            <draw:text-box>
              <text:p text:style-name="P4">Click on Background: <text:span text:style-name="T2">Clear Selection</text:span></text:p>
              <text:p text:style-name="P4">Hold and drag frame: <text:span text:style-name="T2">Deselect</text:span> pieces</text:p>
            </draw:text-box>
          </draw:frame>
          <draw:frame draw:style-name="gr3" draw:text-style-name="P5" draw:layer="layout" svg:width="10.1cm" svg:height="0.925cm" svg:x="7.6cm" svg:y="4cm">
            <draw:text-box>
              <text:p text:style-name="P4"><text:span text:style-name="T2">Rearrange</text:span> selected pieces in grid</text:p>
            </draw:text-box>
          </draw:frame>
          <draw:frame draw:style-name="gr3" draw:text-style-name="P5" draw:layer="layout" svg:width="10.1cm" svg:height="0.925cm" svg:x="7.6cm" svg:y="6.2cm">
            <draw:text-box>
              <text:p text:style-name="P4"><text:span text:style-name="T2">Rotate</text:span> grabbed pieces clockwise</text:p>
            </draw:text-box>
          </draw:frame>
          <draw:frame draw:style-name="gr4" draw:text-style-name="P5" draw:layer="layout" svg:width="17.5cm" svg:height="1.725cm" svg:x="7.6cm" svg:y="7.3cm">
            <draw:text-box>
              <text:p text:style-name="P4">Click on piece: <text:span text:style-name="T2">Select/Deselect</text:span> piece</text:p>
              <text:p text:style-name="P4">Hold and drag frame: <text:span text:style-name="T2">Select</text:span> Pieces (Deselect with Shift)</text:p>
            </draw:text-box>
          </draw:frame>
          <draw:frame draw:style-name="gr3" draw:text-style-name="P5" draw:layer="layout" svg:width="12.7cm" svg:height="0.925cm" svg:x="7.6cm" svg:y="9.075cm">
            <draw:text-box>
              <text:p text:style-name="P4"><text:span text:style-name="T2">Rotate</text:span> grabbed pieces counter-clockwise</text:p>
            </draw:text-box>
          </draw:frame>
          <draw:g>
            <draw:custom-shape draw:style-name="gr5" draw:text-style-name="P1" draw:layer="layout" svg:width="8.4cm" svg:height="1.5cm" svg:x="4.6cm" svg:y="1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7" draw:layer="layout" svg:width="8.2cm" svg:height="1.3cm" svg:x="4.7cm" svg:y="13.2cm">
              <text:p text:style-name="P6"><text:span text:style-name="T3">(space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3" draw:text-style-name="P5" draw:layer="layout" svg:width="12.7cm" svg:height="2.132cm" svg:x="11.5cm" svg:y="10.568cm">
            <draw:text-box>
              <text:p text:style-name="P4">Click on piece: <text:span text:style-name="T2">grab / drop</text:span> piece</text:p>
              <text:p text:style-name="P4">Click on selected piece: <text:span text:style-name="T2">grab / drop</text:span> selection</text:p>
              <text:p text:style-name="P4">Hold and drag background: <text:span text:style-name="T2">Pan view</text:span></text:p>
            </draw:text-box>
          </draw:frame>
          <draw:frame draw:style-name="gr3" draw:text-style-name="P9" draw:layer="layout" svg:width="12.7cm" svg:height="2.759cm" svg:x="19.5cm" svg:y="1.668cm">
            <draw:text-box>
              <text:p text:style-name="P8">Click with grabbed piece: <text:span text:style-name="T2">Rotate</text:span> clockwise</text:p>
              <text:p text:style-name="P8">Click on piece: <text:span text:style-name="T2">Select</text:span>/<text:span text:style-name="T2">Deselect</text:span> piece</text:p>
              <text:p text:style-name="P8">Hold and drag frame: <text:span text:style-name="T2">Select</text:span> Pieces</text:p>
              <text:p text:style-name="P8">Shift+Hold and drag frame: <text:span text:style-name="T2">Deselect</text:span> pieces</text:p>
            </draw:text-box>
          </draw:frame>
          <draw:custom-shape draw:style-name="gr7" draw:text-style-name="P10" draw:layer="layout" svg:width="6.6cm" svg:height="8.8cm" svg:x="26.8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8" draw:text-style-name="P11" draw:layer="layout" svg:width="2.399cm" svg:height="4.017cm" svg:x="27.5cm" svg:y="6.182cm" svg:viewBox="0 0 2400 4018" svg:d="M2400 18c-1200-200-2200 1300-2300 2300s-100 1700-100 1700h2400z">
            <text:p/>
          </draw:path>
          <draw:path draw:style-name="gr8" draw:text-style-name="P11" draw:layer="layout" svg:width="2.399cm" svg:height="4.017cm" svg:x="30.3cm" svg:y="6.182cm" svg:viewBox="0 0 2400 4018" svg:d="M0 18c1200-200 2200 1300 2300 2300s100 1700 100 1700h-2400z">
            <text:p/>
          </draw:path>
          <draw:g>
            <draw:line draw:style-name="gr9" draw:text-style-name="P12" draw:layer="layout" svg:x1="32.2cm" svg:y1="1.8cm" svg:x2="32.2cm" svg:y2="4.3cm">
              <text:p/>
            </draw:line>
            <draw:line draw:style-name="gr9" draw:text-style-name="P12" draw:layer="layout" svg:x1="33.7cm" svg:y1="3cm" svg:x2="32.2cm" svg:y2="3cm">
              <text:p/>
            </draw:line>
          </draw:g>
          <draw:line draw:style-name="gr9" draw:text-style-name="P12" draw:layer="layout" svg:x1="33.7cm" svg:y1="3cm" svg:x2="33.7cm" svg:y2="4.9cm">
            <text:p/>
          </draw:line>
          <draw:line draw:style-name="gr9" draw:text-style-name="P12" draw:layer="layout" svg:x1="32.2cm" svg:y1="6.4cm" svg:x2="33.7cm" svg:y2="4.9cm">
            <text:p/>
          </draw:line>
          <draw:g>
            <draw:line draw:style-name="gr9" draw:text-style-name="P12" draw:layer="layout" svg:x1="23.3cm" svg:y1="10.8cm" svg:x2="23.3cm" svg:y2="12.6cm">
              <text:p/>
            </draw:line>
            <draw:line draw:style-name="gr9" draw:text-style-name="P12" draw:layer="layout" svg:x1="24.8cm" svg:y1="11.7cm" svg:x2="23.3cm" svg:y2="11.7cm">
              <text:p/>
            </draw:line>
          </draw:g>
          <draw:line draw:style-name="gr9" draw:text-style-name="P12" draw:layer="layout" svg:x1="24.8cm" svg:y1="6.3cm" svg:x2="24.8cm" svg:y2="11.7cm">
            <text:p/>
          </draw:line>
          <draw:line draw:style-name="gr9" draw:text-style-name="P12" draw:layer="layout" svg:x1="26.9cm" svg:y1="6.3cm" svg:x2="24.8cm" svg:y2="6.3cm">
            <text:p/>
          </draw:line>
          <draw:line draw:style-name="gr9" draw:text-style-name="P12" draw:layer="layout" svg:x1="26.9cm" svg:y1="6.3cm" svg:x2="27.6cm" svg:y2="6.9cm">
            <text:p/>
          </draw:line>
          <draw:g>
            <draw:line draw:style-name="gr9" draw:text-style-name="P12" draw:layer="layout" svg:x1="11.5cm" svg:y1="10.8cm" svg:x2="11.5cm" svg:y2="12.6cm">
              <text:p/>
            </draw:line>
            <draw:line draw:style-name="gr9" draw:text-style-name="P12" draw:layer="layout" svg:x1="10cm" svg:y1="11.7cm" svg:x2="11.5cm" svg:y2="11.7cm">
              <text:p/>
            </draw:line>
          </draw:g>
          <draw:line draw:style-name="gr9" draw:text-style-name="P12" draw:layer="layout" svg:x1="10cm" svg:y1="11.7cm" svg:x2="8.7cm" svg:y2="13cm">
            <text:p/>
          </draw:line>
          <draw:g>
            <draw:line draw:style-name="gr9" draw:text-style-name="P12" draw:layer="layout" svg:x1="7.7cm" svg:y1="7.6cm" svg:x2="7.7cm" svg:y2="8.6cm">
              <text:p/>
            </draw:line>
            <draw:line draw:style-name="gr9" draw:text-style-name="P12" draw:layer="layout" svg:x1="5cm" svg:y1="8.1cm" svg:x2="7.7cm" svg:y2="8.1cm">
              <text:p/>
            </draw:line>
          </draw:g>
          <draw:g>
            <draw:line draw:style-name="gr9" draw:text-style-name="P12" draw:layer="layout" svg:x1="7.7cm" svg:y1="2.6cm" svg:x2="7.7cm" svg:y2="3.6cm">
              <text:p/>
            </draw:line>
            <draw:line draw:style-name="gr9" draw:text-style-name="P12" draw:layer="layout" svg:x1="4.6cm" svg:y1="3.1cm" svg:x2="7.7cm" svg:y2="3.1cm">
              <text:p/>
            </draw:line>
          </draw:g>
          <draw:g>
            <draw:line draw:style-name="gr9" draw:text-style-name="P12" draw:layer="layout" svg:x1="7.7cm" svg:y1="1.5cm" svg:x2="7.7cm" svg:y2="1.9cm">
              <text:p/>
            </draw:line>
            <draw:line draw:style-name="gr9" draw:text-style-name="P12" draw:layer="layout" svg:x1="4.5cm" svg:y1="1.7cm" svg:x2="7.7cm" svg:y2="1.7cm">
              <text:p/>
            </draw:line>
          </draw:g>
          <draw:g>
            <draw:line draw:style-name="gr9" draw:text-style-name="P12" draw:layer="layout" svg:x1="7.7cm" svg:y1="4.3cm" svg:x2="7.7cm" svg:y2="4.7cm">
              <text:p/>
            </draw:line>
            <draw:line draw:style-name="gr9" draw:text-style-name="P12" draw:layer="layout" svg:x1="6.2cm" svg:y1="4.5cm" svg:x2="7.7cm" svg:y2="4.5cm">
              <text:p/>
            </draw:line>
          </draw:g>
          <draw:g>
            <draw:line draw:style-name="gr9" draw:text-style-name="P12" draw:layer="layout" svg:x1="7.7cm" svg:y1="6.5cm" svg:x2="7.7cm" svg:y2="6.9cm">
              <text:p/>
            </draw:line>
            <draw:line draw:style-name="gr9" draw:text-style-name="P12" draw:layer="layout" svg:x1="6.4cm" svg:y1="6.7cm" svg:x2="7.7cm" svg:y2="6.7cm">
              <text:p/>
            </draw:line>
          </draw:g>
          <draw:g>
            <draw:line draw:style-name="gr9" draw:text-style-name="P12" draw:layer="layout" svg:x1="7.7cm" svg:y1="9.4cm" svg:x2="7.7cm" svg:y2="9.8cm">
              <text:p/>
            </draw:line>
            <draw:line draw:style-name="gr9" draw:text-style-name="P12" draw:layer="layout" svg:x1="4.9cm" svg:y1="9.6cm" svg:x2="7.7cm" svg:y2="9.6cm">
              <text:p/>
            </draw:line>
          </draw:g>
          <draw:line draw:style-name="gr9" draw:text-style-name="P12" draw:layer="layout" svg:x1="2.3cm" svg:y1="3.9cm" svg:x2="4.5cm" svg:y2="1.7cm">
            <text:p/>
          </draw:line>
          <draw:line draw:style-name="gr9" draw:text-style-name="P12" draw:layer="layout" svg:x1="3.8cm" svg:y1="3.9cm" svg:x2="4.6cm" svg:y2="3.1cm">
            <text:p/>
          </draw:line>
          <draw:line draw:style-name="gr9" draw:text-style-name="P12" draw:layer="layout" svg:x1="4.1cm" svg:y1="7.2cm" svg:x2="5cm" svg:y2="8.1cm">
            <text:p/>
          </draw:line>
          <draw:line draw:style-name="gr9" draw:text-style-name="P12" draw:layer="layout" svg:x1="2.5cm" svg:y1="7.2cm" svg:x2="4.9cm" svg:y2="9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dddddd" draw:end-color="#1c1c1c" draw:start-intensity="100%" draw:end-intensity="100%" draw:angle="450" draw:border="0%"/>
    <draw:gradient draw:name="Gradient_20_15" draw:display-name="Gradient 15" draw:style="axial" draw:start-color="#dddddd" draw:end-color="#b2b2b2" draw:start-intensity="100%" draw:end-intensity="100%" draw:angle="900" draw:border="0%"/>
    <draw:gradient draw:name="Gradient_20_20" draw:display-name="Gradient 20" draw:style="linear" draw:start-color="#dddddd" draw:end-color="#808080" draw:start-intensity="100%" draw:end-intensity="100%" draw:angle="300" draw:border="0%"/>
    <draw:gradient draw:name="Gradient_20_22" draw:display-name="Gradient 22" draw:style="linear" draw:start-color="#b2b2b2" draw:end-color="#1c1c1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1:01:46.619371040</meta:creation-date>
    <dc:date>2016-12-16T22:09:12.630667492</dc:date>
    <meta:editing-duration>PT34M43S</meta:editing-duration>
    <meta:editing-cycles>10</meta:editing-cycles>
    <meta:generator>LibreOffice/5.1.4.2$Linux_X86_64 LibreOffice_project/10m0$Build-2</meta:generator>
    <meta:document-statistic meta:object-count="70"/>
  </office:meta>
</office:document-meta>
</file>